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46f" officeooo:paragraph-rsid="00071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uso do git – modulo10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1:28:11.523997513</meta:creation-date>
    <dc:date>2022-05-05T11:28:55.794198653</dc:date>
    <meta:editing-duration>PT44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7"/>
    <meta:generator>LibreOffice/6.4.7.2$Linux_X86_64 LibreOffice_project/40$Build-2</meta:generator>
  </office:meta>
</office:document-meta>
</file>